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90000021576F770617C1FBC71.png" manifest:media-type="image/png"/>
  <manifest:file-entry manifest:full-path="Pictures/1000020100000399000002159FF2CAFA980468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2af" officeooo:paragraph-rsid="001622af"/>
    </style:style>
    <style:style style:name="P2" style:family="paragraph" style:parent-style-name="Standard">
      <style:text-properties officeooo:rsid="0016a5cc" officeooo:paragraph-rsid="0016a5cc"/>
    </style:style>
    <style:style style:name="P3" style:family="paragraph" style:parent-style-name="Standard">
      <style:text-properties officeooo:rsid="0018d77d" officeooo:paragraph-rsid="0018d77d"/>
    </style:style>
    <style:style style:name="P4" style:family="paragraph" style:parent-style-name="Standard">
      <style:text-properties officeooo:rsid="001ccd19" officeooo:paragraph-rsid="001ccd19"/>
    </style:style>
    <style:style style:name="P5" style:family="paragraph" style:parent-style-name="Standard">
      <style:text-properties officeooo:rsid="0018d77d"/>
    </style:style>
    <style:style style:name="P6" style:family="paragraph" style:parent-style-name="Standard">
      <style:text-properties officeooo:rsid="00213f46"/>
    </style:style>
    <style:style style:name="P7" style:family="paragraph" style:parent-style-name="Standard">
      <style:text-properties officeooo:rsid="00213f46" officeooo:paragraph-rsid="00213f46"/>
    </style:style>
    <style:style style:name="T1" style:family="text">
      <style:text-properties officeooo:rsid="001622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просмотр УЗ</text:p>
      <text:p text:style-name="P5"/>
      <text:p text:style-name="P5"/>
      <text:p text:style-name="P7"/>
      <text:p text:style-name="P7"><draw:frame draw:style-name="fr1" draw:name="Изображение2" text:anchor-type="char" svg:width="17cm" svg:height="9.837cm" draw:z-index="1"><draw:image xlink:href="Pictures/1000020100000399000002159FF2CAFA9804687B.png" xlink:type="simple" xlink:show="embed" xlink:actuate="onLoad" loext:mime-type="image/png"/></draw:frame>просмотр групп</text:p>
      <text:p text:style-name="P5"><draw:frame draw:style-name="fr2" draw:name="Изображение1" text:anchor-type="char" svg:x="0cm" svg:y="1cm" svg:width="17cm" svg:height="9.837cm" draw:z-index="0"><draw:image xlink:href="Pictures/10000201000003990000021576F770617C1FBC71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5-31T13:09:55.339485224</dc:date>
    <meta:editing-duration>PT26M53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1" meta:paragraph-count="2" meta:word-count="4" meta:character-count="25" meta:non-whitespace-character-count="23"/>
  </office:meta>
</office:document-meta>
</file>